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style:paragraph-properties fo:margin-top="0in" fo:margin-bottom="0in" fo:line-height="150%" fo:text-align="start"/>
    </style:style>
    <style:style style:name="P3" style:family="paragraph">
      <style:paragraph-properties fo:margin-top="0in" fo:margin-bottom="0in" fo:line-height="100%" fo:text-align="start"/>
    </style:style>
    <style:style style:name="P4" style:family="paragraph">
      <loext:graphic-properties draw:fill="none"/>
      <style:paragraph-properties fo:margin-top="0in" fo:margin-bottom="0in" fo:line-height="150%" fo:text-align="start"/>
    </style:style>
    <style:style style:name="P5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gr1" style:family="graphic">
      <style:graphic-properties fo:margin-left="0.1252in" fo:margin-right="0.1252in" fo:margin-top="0.1252in" fo:margin-bottom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7217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marker-end="msArrowStealthEnd_20_5" draw:marker-end-width="0.0827in" draw:marker-end-center="false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7429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2839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5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1.1736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O RELACIONAL - REYES MAGOS</text:p>
      <text:p text:style-name="Standard"/>
      <text:p text:style-name="Standard"><draw:g text:anchor-type="paragraph" draw:z-index="0" draw:name="Image1" draw:style-name="gr1"><draw:custom-shape draw:name="Shape 2" draw:style-name="gr2" draw:text-style-name="P4" svg:width="6.2685in" svg:height="2.9961in" svg:x="-0.0516in" svg:y="0.3146in"><text:p text:style-name="P2"><text:span text:style-name="T1">Vecinos(VecinoDNI,Nombre, Apellidos,Ubicacion)</text:span></text:p><text:p text:style-name="P2"><text:span text:style-name="T1">VecinoConvencido(VecinoDNI, DNIConvencido)</text:span></text:p><text:p text:style-name="P2"><text:span text:style-name="T1">GruposVecinos(Ubicacion, Fecha)</text:span></text:p><text:p text:style-name="P2"><text:span text:style-name="T1">EventosGrupo(Ubicacion, Barrio, Hora)</text:span></text:p><text:p text:style-name="P2"><text:span text:style-name="T1">Eventos(Barrio, Integrantes)</text:span></text:p><text:p text:style-name="P2"><text:span text:style-name="T1">AsistenciaNinos(Nombre, Barrio, Regalo)</text:span></text:p><text:p text:style-name="P2"><text:span text:style-name="T1">Ninos(Nombre)</text:span></text:p><text:p text:style-name="P3"><text:span text:style-name="T1"/></text:p><text:p text:style-name="P3"><text:span text:style-name="T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5" svg:width="0.0717in" svg:height="0.0016in" svg:x="1.8929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0059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115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2283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3236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4366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8791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9921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3.1012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3.2146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3.3094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3.4228in" svg:y="1.047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422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535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6441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7575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852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965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263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3764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485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5984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6929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8059in" svg:y="1.7862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4941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6075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7165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8295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1.9248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0382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2449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3583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4673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5803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6756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717in" svg:height="0.0016in" svg:x="2.7886in" svg:y="2.5083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012in" svg:height="0.0831in" svg:x="1.2465in" svg:y="0.6992in"><text:p/><draw:enhanced-geometry draw:mirror-horizontal="false" draw:mirror-vertical="false" svg:viewBox="0 0 21600 21600" draw:type="mso-spt32" draw:enhanced-path="M 0 0 L 21600 21600 N"/></draw:custom-shape><draw:custom-shape draw:style-name="gr4" draw:text-style-name="P5" svg:width="0.9217in" svg:height="0.0094in" svg:x="1.2465in" svg:y="0.7827in"><text:p/><draw:enhanced-geometry draw:mirror-horizontal="false" draw:mirror-vertical="false" svg:viewBox="0 0 21600 21600" draw:type="mso-spt32" draw:enhanced-path="M 0 0 L 21600 21600 N"/></draw:custom-shape><draw:custom-shape draw:style-name="gr5" draw:text-style-name="P5" svg:width="0.0024in" svg:height="0.087in" svg:x="2.1685in" svg:y="0.7925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012in" svg:height="0.0614in" svg:x="1.4484in" svg:y="0.6945in"><text:p/><draw:enhanced-geometry draw:mirror-horizontal="false" draw:mirror-vertical="false" svg:viewBox="0 0 21600 21600" draw:type="mso-spt32" draw:enhanced-path="M 0 0 L 21600 21600 N"/></draw:custom-shape><draw:custom-shape draw:style-name="gr6" draw:text-style-name="P5" svg:width="1.9433in" svg:height="0.015in" svg:x="1.4484in" svg:y="0.7563in"><text:p/><draw:enhanced-geometry draw:mirror-horizontal="false" draw:mirror-vertical="false" svg:viewBox="0 0 21600 21600" draw:type="mso-spt32" draw:enhanced-path="M 0 0 L 21600 21600 N"/></draw:custom-shape><draw:custom-shape draw:style-name="gr5" draw:text-style-name="P5" svg:width="0.0043in" svg:height="0.0976in" svg:x="3.3874in" svg:y="0.772in"><text:p/><draw:enhanced-geometry draw:mirror-horizontal="true" draw:mirror-vertical="false" svg:viewBox="0 0 21600 21600" draw:type="mso-spt32" draw:enhanced-path="M 0 0 L 21600 21600 N"/></draw:custom-shape><draw:custom-shape draw:style-name="gr5" draw:text-style-name="P5" svg:width="0.0012in" svg:height="0.1394in" svg:x="1.7248in" svg:y="1.4146in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012in" svg:height="0.0677in" draw:transform="rotate (-3.14159265358979) translate (1.09821741032371in 1.93819444444444in)"><text:p/><draw:enhanced-geometry draw:mirror-horizontal="false" draw:mirror-vertical="false" svg:viewBox="0 0 21600 21600" draw:type="mso-spt32" draw:enhanced-path="M 0 0 L 21600 21600 N"/></draw:custom-shape><draw:custom-shape draw:style-name="gr7" draw:text-style-name="P5" svg:width="1.4843in" svg:height="0.015in" svg:x="1.0984in" svg:y="1.8709in"><text:p/><draw:enhanced-geometry draw:mirror-horizontal="false" draw:mirror-vertical="false" svg:viewBox="0 0 21600 21600" draw:type="mso-spt32" draw:enhanced-path="M 0 0 L 21600 21600 N"/></draw:custom-shape><draw:custom-shape draw:style-name="gr8" draw:text-style-name="P5" svg:width="0.0122in" svg:height="0.1122in" draw:transform="rotate (-3.14159265358979) translate (2.58224518810149in 1.88611111111111in)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039in" svg:height="0.0531in" draw:transform="rotate (-3.14159265358979) translate (1.17013888888889in 2.66944444444444in)"><text:p/><draw:enhanced-geometry draw:mirror-horizontal="true" draw:mirror-vertical="false" svg:viewBox="0 0 21600 21600" draw:type="mso-spt32" draw:enhanced-path="M 0 0 L 21600 21600 N"/></draw:custom-shape><draw:custom-shape draw:style-name="gr9" draw:text-style-name="P5" svg:width="0.7004in" svg:height="0.015in" svg:x="1.1673in" svg:y="2.622in"><text:p/><draw:enhanced-geometry draw:mirror-horizontal="false" draw:mirror-vertical="false" svg:viewBox="0 0 21600 21600" draw:type="mso-spt32" draw:enhanced-path="M 0 0 L 21600 21600 N"/></draw:custom-shape><draw:custom-shape draw:style-name="gr8" draw:text-style-name="P5" svg:width="0.0087in" svg:height="0.1303in" draw:transform="rotate (-3.14159265358979) translate (1.85833333333333in 2.63888888888889in)"><text:p/><draw:enhanced-geometry draw:mirror-horizontal="false" draw:mirror-vertical="false" svg:viewBox="0 0 21600 21600" draw:type="mso-spt32" draw:enhanced-path="M 0 0 L 21600 21600 N"/></draw:custom-shape><draw:custom-shape draw:style-name="gr3" draw:text-style-name="P5" svg:width="0.0012in" svg:height="0.048in" svg:x="1.1465in" svg:y="2.1417in"><text:p/><draw:enhanced-geometry draw:mirror-horizontal="false" draw:mirror-vertical="false" svg:viewBox="0 0 21600 21600" draw:type="mso-spt32" draw:enhanced-path="M 0 0 L 21600 21600 N"/></draw:custom-shape><draw:custom-shape draw:style-name="gr10" draw:text-style-name="P5" svg:width="1.374in" svg:height="0.0169in" svg:x="1.1465in" svg:y="2.1902in"><text:p/><draw:enhanced-geometry draw:mirror-horizontal="false" draw:mirror-vertical="false" svg:viewBox="0 0 21600 21600" draw:type="mso-spt32" draw:enhanced-path="M 0 0 L 21600 21600 N"/></draw:custom-shape><draw:custom-shape draw:style-name="gr8" draw:text-style-name="P5" svg:width="0.0039in" svg:height="0.1016in" svg:x="2.5142in" svg:y="2.2075in"><text:p/><draw:enhanced-geometry draw:mirror-horizontal="tru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5" meta:character-count="31" meta:non-whitespace-character-count="27"/>
    <meta:generator>LibreOfficeDev/6.0.5.2$Linux_X86_64 LibreOffice_project/</meta:generator>
  </office:meta>
</office:document-meta>
</file>